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39199" officeooo:paragraph-rsid="00139199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59854" officeooo:paragraph-rsid="00159854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139199" officeooo:paragraph-rsid="00139199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159854" officeooo:paragraph-rsid="00159854" style:font-weight-asian="normal" style:font-weight-complex="normal"/>
    </style:style>
    <style:style style:name="P5" style:family="paragraph" style:parent-style-name="Standard">
      <style:text-properties style:text-underline-style="none" fo:font-weight="bold" officeooo:rsid="00139199" officeooo:paragraph-rsid="00139199" style:font-weight-asian="bold" style:font-weight-complex="bold"/>
    </style:style>
    <style:style style:name="P6" style:family="paragraph" style:parent-style-name="Standard">
      <style:text-properties style:text-underline-style="none" fo:font-weight="bold" officeooo:rsid="00155038" officeooo:paragraph-rsid="00155038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UNICACION EXTERNA CON JAVASCRIPT</text:p>
      <text:p text:style-name="P1"/>
      <text:p text:style-name="P3">Que pasa si la informacion no la tenemos nosotros???</text:p>
      <text:p text:style-name="P3"/>
      <text:p text:style-name="P3"/>
      <text:p text:style-name="P3"/>
      <text:p text:style-name="P3">CONCEPTOS DE DESARROLLO WEB MODERNO:</text:p>
      <text:p text:style-name="P3"/>
      <text:p text:style-name="P5">Web App: <text:span text:style-name="T1">Software accedido desde una red de computadoras, esta alojada en un servido y procesada por un servidor web. Se accede a ella desde un navegador web y puede comunicarse con otros servicios.</text:span></text:p>
      <text:p text:style-name="P5"><text:span text:style-name="T1"/></text:p>
      <text:p text:style-name="P5">Servidor: <text:span text:style-name="T1">Computadora cuya funcion es brindar servicios o funcionalidades a programas, interfaces o dispositivos, dentro de una red. Utiliza protocolos para comunicacion estandar entre las partes involucradas. Protocolos:</text:span></text:p>
      <text:p text:style-name="P5"><text:span text:style-name="T1"><text:tab/>FTP: transferencia de archivos</text:span></text:p>
      <text:p text:style-name="P5"><text:span text:style-name="T1"><text:tab/>SMTP: correo electronico</text:span></text:p>
      <text:p text:style-name="P5"><text:span text:style-name="T1"><text:tab/>SSH: conexiones remotas</text:span></text:p>
      <text:p text:style-name="P5"><text:span text:style-name="T1"><text:tab/>HTTP: Peticiones web</text:span></text:p>
      <text:p text:style-name="P5"><text:span text:style-name="T1"/></text:p>
      <text:p text:style-name="P5"><text:span text:style-name="T1"/></text:p>
      <text:p text:style-name="P6"/>
      <text:p text:style-name="P6"/>
      <text:p text:style-name="P6"/>
      <text:p text:style-name="P6">Peticiones y respuestas</text:p>
      <text:p text:style-name="P6"/>
      <text:p text:style-name="P4">http cats: explicacion de codigos de estado (HTTP status)</text:p>
      <text:p text:style-name="P4"/>
      <text:p text:style-name="P2">Web Services / API’s</text:p>
      <text:p text:style-name="P2"/>
      <text:p text:style-name="P4">ocuparemos Rest API’s</text:p>
      <text:p text:style-name="P4"/>
      <text:p text:style-name="P4">en JS ocupamos la API: fetch</text:p>
      <text:p text:style-name="P4">Fetch funciona de forma asincrona</text:p>
      <text:p text:style-name="P4">un fetch es una promes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5T13:31:03.482214496</meta:creation-date>
    <meta:generator>LibreOffice/7.3.7.2$Linux_X86_64 LibreOffice_project/30$Build-2</meta:generator>
    <dc:date>2023-10-05T14:33:27.675080499</dc:date>
    <meta:editing-duration>PT31M4S</meta:editing-duration>
    <meta:editing-cycles>1</meta:editing-cycles>
    <meta:document-statistic meta:table-count="0" meta:image-count="0" meta:object-count="0" meta:page-count="1" meta:paragraph-count="16" meta:word-count="128" meta:character-count="848" meta:non-whitespace-character-count="732"/>
  </office:meta>
</office:document-meta>
</file>